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svg:stroke-color="#000000" draw:marker-start-width="0.33cm" draw:marker-end-width="0.33cm" draw:fill-color="#808080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color="#000000" draw:marker-end="Arrow" draw:marker-end-width="0.3cm" draw:fill-color="#808080" draw:textarea-horizontal-align="center" draw:textarea-vertical-align="middle"/>
    </style:style>
    <style:style style:name="gr4" style:family="graphic" style:parent-style-name="standard">
      <style:graphic-properties svg:stroke-color="#999999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42cm"/>
    </style:style>
    <style:style style:name="P1" style:family="paragraph">
      <style:paragraph-properties style:text-autospace="none"/>
      <style:text-properties fo:font-size="10pt" style:font-size-asian="10pt" style:font-size-complex="10pt"/>
    </style:style>
    <style:style style:name="P2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10pt" fo:language="zxx" fo:country="none" fo:font-style="normal" fo:text-shadow="none" style:text-underline-style="none" fo:font-weight="normal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.56cm" svg:height="0.649cm" svg:x="3.729cm" svg:y="3.707cm">
          <draw:text-box>
            <text:p text:style-name="P1"><text:span text:style-name="T1">iterated</text:span></text:p>
          </draw:text-box>
        </draw:frame>
        <draw:circle draw:style-name="gr2" draw:text-style-name="P3" draw:layer="layout" svg:width="0.5cm" svg:height="0.5cm" svg:x="2.994cm" svg:y="4.251cm">
          <text:p text:style-name="P3"><text:span text:style-name="T2">$1</text:span></text:p>
        </draw:circle>
        <draw:line draw:style-name="gr3" draw:text-style-name="P4" draw:layer="layout" svg:x1="3.493cm" svg:y1="4.551cm" svg:x2="6.493cm" svg:y2="4.551cm">
          <text:p/>
        </draw:line>
        <draw:line draw:style-name="gr3" draw:text-style-name="P4" draw:layer="layout" svg:x1="3.493cm" svg:y1="4.551cm" svg:x2="5.493cm" svg:y2="6.551cm">
          <text:p/>
        </draw:line>
        <draw:line draw:style-name="gr3" draw:text-style-name="P4" draw:layer="layout" svg:x1="3.493cm" svg:y1="4.551cm" svg:x2="5.493cm" svg:y2="2.551cm">
          <text:p/>
        </draw:line>
        <draw:line draw:style-name="gr4" draw:text-style-name="P4" draw:layer="layout" svg:x1="6.993cm" svg:y1="4.534cm" svg:x2="9.465cm" svg:y2="3.036cm">
          <text:p/>
        </draw:line>
        <draw:line draw:style-name="gr5" draw:text-style-name="P4" draw:layer="layout" svg:x1="6.993cm" svg:y1="4.551cm" svg:x2="9.493cm" svg:y2="6.051cm">
          <text:p/>
        </draw:line>
        <draw:line draw:style-name="gr4" draw:text-style-name="P4" draw:layer="layout" svg:x1="5.75cm" svg:y1="6.495cm" svg:x2="6.717cm" svg:y2="4.749cm">
          <text:p/>
        </draw:line>
        <draw:line draw:style-name="gr5" draw:text-style-name="P4" draw:layer="layout" svg:x1="6.993cm" svg:y1="4.551cm" svg:x2="9.482cm" svg:y2="4.579cm">
          <text:p/>
        </draw:line>
        <draw:line draw:style-name="gr5" draw:text-style-name="P4" draw:layer="layout" svg:x1="5.937cm" svg:y1="2.425cm" svg:x2="9.499cm" svg:y2="3.036cm">
          <text:p/>
        </draw:line>
        <draw:ellipse draw:style-name="gr6" draw:text-style-name="P4" draw:layer="layout" svg:width="0.39cm" svg:height="3.325cm" svg:x="4.326cm" svg:y="2.849cm">
          <text:p/>
        </draw:ellipse>
        <draw:ellipse draw:style-name="gr6" draw:text-style-name="P4" draw:layer="layout" svg:width="0.39cm" svg:height="1.425cm" svg:x="8.158cm" svg:y="4.24cm">
          <text:p/>
        </draw:ellipse>
        <draw:ellipse draw:style-name="gr6" draw:text-style-name="P4" draw:layer="layout" svg:width="0.356cm" svg:height="1.151cm" svg:x="7.152cm" svg:y="2.188cm">
          <text:p/>
        </draw:ellipse>
        <draw:frame draw:style-name="gr1" draw:text-style-name="P2" draw:layer="layout" svg:width="1.56cm" svg:height="0.649cm" svg:x="6.543cm" svg:y="1.672cm">
          <draw:text-box>
            <text:p text:style-name="P1"><text:span text:style-name="T1">iterated</text:span></text:p>
          </draw:text-box>
        </draw:frame>
        <draw:frame draw:style-name="gr7" draw:text-style-name="P5" draw:layer="layout" svg:width="1.642cm" svg:height="0.649cm" svg:x="7.615cm" svg:y="4.693cm">
          <draw:text-box>
            <text:p text:style-name="P1"><text:span text:style-name="T1">iterated</text:span></text:p>
          </draw:text-box>
        </draw:frame>
        <draw:frame draw:style-name="gr1" draw:text-style-name="P2" draw:layer="layout" svg:width="3.296cm" svg:height="0.649cm" svg:x="3.611cm" svg:y="1.623cm">
          <draw:text-box>
            <text:p text:style-name="P1"><text:span text:style-name="T1">:CopySubgraph($2)</text:span></text:p>
          </draw:text-box>
        </draw:frame>
        <draw:frame draw:style-name="gr1" draw:text-style-name="P2" draw:layer="layout" svg:width="3.296cm" svg:height="0.649cm" svg:x="4.75cm" svg:y="4.676cm">
          <draw:text-box>
            <text:p text:style-name="P1"><text:span text:style-name="T1">:CopySubgraph($4)</text:span></text:p>
          </draw:text-box>
        </draw:frame>
        <draw:frame draw:style-name="gr1" draw:text-style-name="P2" draw:layer="layout" svg:width="3.296cm" svg:height="0.649cm" svg:x="3.951cm" svg:y="6.983cm">
          <draw:text-box>
            <text:p text:style-name="P1"><text:span text:style-name="T1">:CopySubgraph($7)</text:span></text:p>
          </draw:text-box>
        </draw:frame>
        <draw:frame draw:style-name="gr1" draw:text-style-name="P2" draw:layer="layout" svg:width="3.296cm" svg:height="0.649cm" svg:x="0.83cm" svg:y="3.694cm">
          <draw:text-box>
            <text:p text:style-name="P1"><text:span text:style-name="T1">:CopySubgraph($1)</text:span></text:p>
          </draw:text-box>
        </draw:frame>
        <draw:frame draw:style-name="gr1" draw:text-style-name="P2" draw:layer="layout" svg:width="3.296cm" svg:height="0.649cm" svg:x="8.243cm" svg:y="6.354cm">
          <draw:text-box>
            <text:p text:style-name="P1"><text:span text:style-name="T1">:CopySubgraph($6)</text:span></text:p>
          </draw:text-box>
        </draw:frame>
        <draw:frame draw:style-name="gr1" draw:text-style-name="P2" draw:layer="layout" svg:width="3.296cm" svg:height="0.649cm" svg:x="8.191cm" svg:y="2.202cm">
          <draw:text-box>
            <text:p text:style-name="P1"><text:span text:style-name="T1">:CopySubgraph($3)</text:span></text:p>
          </draw:text-box>
        </draw:frame>
        <draw:frame draw:style-name="gr1" draw:text-style-name="P2" draw:layer="layout" svg:width="3.296cm" svg:height="0.649cm" svg:x="8.836cm" svg:y="4.677cm">
          <draw:text-box>
            <text:p text:style-name="P1"><text:span text:style-name="T1">:CopySubgraph($5)</text:span></text:p>
          </draw:text-box>
        </draw:frame>
        <draw:circle draw:style-name="gr2" draw:text-style-name="P3" draw:layer="layout" svg:width="0.5cm" svg:height="0.5cm" svg:x="5.453cm" svg:y="2.182cm">
          <text:p text:style-name="P3"><text:span text:style-name="T2">$2</text:span></text:p>
        </draw:circle>
        <draw:circle draw:style-name="gr2" draw:text-style-name="P3" draw:layer="layout" svg:width="0.5cm" svg:height="0.5cm" svg:x="9.507cm" svg:y="2.775cm">
          <text:p text:style-name="P3"><text:span text:style-name="T2">$3</text:span></text:p>
        </draw:circle>
        <draw:ellipse draw:style-name="gr2" draw:text-style-name="P3" draw:layer="layout" svg:width="0.5cm" svg:height="0.514cm" svg:x="6.504cm" svg:y="4.285cm">
          <text:p text:style-name="P3"><text:span text:style-name="T2">$4</text:span></text:p>
        </draw:ellipse>
        <draw:circle draw:style-name="gr2" draw:text-style-name="P3" draw:layer="layout" svg:width="0.5cm" svg:height="0.5cm" svg:x="2.994cm" svg:y="4.251cm">
          <text:p text:style-name="P3"><text:span text:style-name="T2">$1</text:span></text:p>
        </draw:circle>
        <draw:circle draw:style-name="gr2" draw:text-style-name="P3" draw:layer="layout" svg:width="0.5cm" svg:height="0.5cm" svg:x="9.491cm" svg:y="4.336cm">
          <text:p text:style-name="P3"><text:span text:style-name="T2">$5</text:span></text:p>
        </draw:circle>
        <draw:circle draw:style-name="gr2" draw:text-style-name="P3" draw:layer="layout" svg:width="0.5cm" svg:height="0.5cm" svg:x="9.457cm" svg:y="5.895cm">
          <text:p text:style-name="P3"><text:span text:style-name="T2">$6</text:span></text:p>
        </draw:circle>
        <draw:circle draw:style-name="gr2" draw:text-style-name="P3" draw:layer="layout" svg:width="0.5cm" svg:height="0.5cm" svg:x="5.42cm" svg:y="6.456cm">
          <text:p text:style-name="P3"><text:span text:style-name="T2">$7</text:span></text:p>
        </draw:circle>
        <draw:line draw:style-name="gr4" draw:text-style-name="P4" draw:layer="layout" svg:x1="9.736cm" svg:y1="4.325cm" svg:x2="9.753cm" svg:y2="3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2-07-19T23:01:41.79</dc:date>
    <meta:editing-cycles>62</meta:editing-cycles>
    <meta:editing-duration>PT11H04M49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